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Arial" fo:font-size="12pt" style:font-size-asian="12pt" style:font-size-complex="12pt"/>
    </style:style>
    <style:style style:name="P2" style:family="paragraph" style:parent-style-name="Preformatted_20_Text">
      <style:text-properties style:font-name="Arial" fo:font-size="12pt" fo:font-weight="bold" style:font-size-asian="12pt" style:font-weight-asian="bold" style:font-size-complex="12pt" style:font-weight-complex="bold"/>
    </style:style>
    <style:style style:name="P3" style:family="paragraph" style:parent-style-name="Preformatted_20_Text">
      <style:text-properties style:font-name="Arial" fo:font-size="12pt" fo:font-weight="normal" style:font-size-asian="12pt" style:font-weight-asian="normal" style:font-size-complex="12pt" style:font-weight-complex="normal"/>
    </style:style>
    <style:style style:name="P4" style:family="paragraph" style:parent-style-name="Preformatted_20_Text">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5" style:family="paragraph" style:parent-style-name="Preformatted_20_Text">
      <style:paragraph-properties fo:margin-left="0in" fo:margin-right="0in" fo:text-indent="0in" style:auto-text-indent="false"/>
      <style:text-properties style:font-name="Arial" fo:font-size="12pt" fo:font-weight="bold" style:font-size-asian="12pt" style:font-weight-asian="bold" style:font-size-complex="12pt" style:font-weight-complex="bold"/>
    </style:style>
    <style:style style:name="P6" style:family="paragraph" style:parent-style-name="Preformatted_20_Text">
      <style:paragraph-properties fo:margin-left="0.4925in" fo:margin-right="0in" fo:text-indent="0in" style:auto-text-indent="false"/>
      <style:text-properties style:font-name="Arial" fo:font-size="12pt" style:font-size-asian="12pt" style:font-size-complex="12pt"/>
    </style:style>
    <style:style style:name="P7" style:family="paragraph" style:parent-style-name="Preformatted_20_Text">
      <style:paragraph-properties fo:margin-left="0.4925in" fo:margin-right="0in" fo:text-indent="0in" style:auto-text-indent="false"/>
      <style:text-properties style:font-name="Arial" fo:font-size="12pt" fo:font-weight="normal" style:font-size-asian="12pt" style:font-weight-asian="normal" style:font-size-complex="12pt" style:font-weight-complex="normal"/>
    </style:style>
    <style:style style:name="P8" style:family="paragraph" style:parent-style-name="Preformatted_20_Text">
      <style:paragraph-properties fo:break-before="page"/>
      <style:text-properties style:font-name="Arial"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t May 24</text:p>
      <text:p text:style-name="P1"/>
      <text:p text:style-name="P1">The initial project is done using activities. It contains two activities: one contains just a button that opens the other with an intent and startAction, the second has three EditText fields and a button.</text:p>
      <text:p text:style-name="P1"/>
      <text:p text:style-name="P1">Sunday May 24</text:p>
      <text:p text:style-name="P1">This porject started from the TwistedEquations tutorial but it was doing too much for one tutorial and you couldn't jump in anywhere near the middle. I'm going to try to keep this a little simpler. </text:p>
      <text:p text:style-name="P1"/>
      <text:p text:style-name="P1">The first cut is a simple app with a total of 2 activities, 2 buttons and 3 edit text items. The buttons all have button listeners and the one in the first activity starts the second activity with an intent and startActivity. The second button listener reads the three edit text items in it's activity and prints the output using a Log instruction. There are also a bunch of stub @override classes scattered throughout the classes to allow tracking of states of the various activity classes.</text:p>
      <text:p text:style-name="P2">see branch pre_fragment</text:p>
      <text:p text:style-name="P1"/>
      <text:p text:style-name="P1">The following changes were necessary to get the project to run with fragments. In landscape mode, both activities are visible but in portrait mode you still only see one at a time.</text:p>
      <text:p text:style-name="P1"/>
      <text:p text:style-name="P1">Changes necessary to make this run as fragments</text:p>
      <text:p text:style-name="P1">MainActivity.java</text:p>
      <text:p text:style-name="P1"><text:tab/>* extend FragmentActivity instead of Activity</text:p>
      <text:p text:style-name="P1">CommentsActivity.java</text:p>
      <text:p text:style-name="P1"><text:tab/>* extent FragmentActivity instead of Activity.</text:p>
      <text:p text:style-name="P1"><text:tab/>* setContentView to contents_fragment instead of contents_layout</text:p>
      <text:p text:style-name="P6">* add a 'finish()' statement to the onDestroy so the CommentsActivity will finish in the event of an orientation change.</text:p>
      <text:p text:style-name="P1">add file ContentsFragment.java. This Fragment class file inflates comments_layout</text:p>
      <text:p text:style-name="P1"/>
      <text:p text:style-name="P1">layout files:</text:p>
      <text:p text:style-name="P1"><text:tab/>* no changes to main_layout.xml or to comments_layout.xml.</text:p>
      <text:p text:style-name="P1"><text:tab/>* added file comments_fragment.xml</text:p>
      <text:p text:style-name="P6">* copied main_layout.xml from the layout directory to the layout-land directory. Wrapped the objects from the main_layout in a LinearLayout container and added a fragment for the comments_fragment inflation. Removed the button onClick method from the show_comment button. Not needed since the fragment shows the output anyway. Also if left in, the CommentAction class which it activates eliminates our side-by-side output.</text:p>
      <text:p text:style-name="P1"/>
      <text:p text:style-name="P1">Conclusions:</text:p>
      <text:p text:style-name="P1">The Fragment UI is determined by two things: first is the xml layout file containing the fragment object. This object has a android:name field that contains the fully quallified path to the Java class object responsible for the fragment's inflation. The inflation method uses the object's ui layout xml file to establish the fragment's UI.</text:p>
      <text:p text:style-name="P2">see branch <text:s/>uses_fragments_0</text:p>
      <text:p text:style-name="P2"/>
      <text:p text:style-name="P8">Monday, May 26, 2014</text:p>
      <text:p text:style-name="P3"/>
      <text:p text:style-name="P3">Added action panel and menu items.</text:p>
      <text:p text:style-name="P3">New Files:</text:p>
      <text:p text:style-name="P7">* BaseActivity.java – becomes super-class for CommentsActivity.java and MainActivity.java. extends FragmentAction and the other two classes extend it. This allows all the classes to use the same basic code for their menuing. Separate activites can still have their own separate specialized menus by supplying their own onCreateOptionsMenu methods and menu.xml files.</text:p>
      <text:p text:style-name="P7">* new directory res/menu</text:p>
      <text:p text:style-name="P7">* res/menu/base_activity – defines all the common menu items.</text:p>
      <text:p text:style-name="P7">* res/menu/comments_activity.xml – supplies menu items used only by the CommentsActivity class.</text:p>
      <text:p text:style-name="P3"/>
      <text:p text:style-name="P3">Changed files:</text:p>
      <text:p text:style-name="P7">* MainActifity.java: Now extends BaseActivity instead of FragmentActivity.</text:p>
      <text:p text:style-name="P7">* CommentsActivity.java: Added onCreateOptionsMenu which uses the new res/menu/comments_activity.xml file to supply specialized menu items for this class.</text:p>
      <text:p text:style-name="P7">Now extends BaseActivity instead of FragmentActivity</text:p>
      <text:p text:style-name="P5">see branch menu_support_added</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6T14:09:08</dc:date>
    <meta:generator>OpenOffice.org/3.4$Linux OpenOffice.org_project/340m1$Build-9590</meta:generator>
    <meta:editing-duration>P1DT2H42M24S</meta:editing-duration>
    <meta:editing-cycles>2</meta:editing-cycles>
    <meta:document-statistic meta:table-count="0" meta:image-count="0" meta:object-count="0" meta:page-count="2" meta:paragraph-count="34" meta:word-count="513" meta:character-count="3404"/>
  </office:meta>
</office:document-meta>
</file>